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891cm"/>
    </style:style>
    <style:style style:name="co12" style:family="table-column">
      <style:table-column-properties fo:break-before="auto" style:column-width="10.811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221cm"/>
    </style:style>
    <style:style style:name="co26" style:family="table-column">
      <style:table-column-properties fo:break-before="auto" style:column-width="2.29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0.617cm"/>
    </style:style>
    <style:style style:name="co29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2.461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6.523cm"/>
    </style:style>
    <style:style style:name="co33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16.909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9.472cm"/>
    </style:style>
    <style:style style:name="ro3" style:family="table-row">
      <style:table-row-properties style:row-height="0.995cm" fo:break-before="auto" style:use-optimal-row-height="true"/>
    </style:style>
    <style:style style:name="ro10" style:family="table-row">
      <style:table-row-properties style:row-height="1.944cm" fo:break-before="auto" style:use-optimal-row-height="true"/>
    </style:style>
    <style:style style:name="ro11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4.318cm" fo:break-before="auto" style:use-optimal-row-height="true"/>
    </style:style>
    <style:style style:name="ro12" style:family="table-row">
      <style:table-row-properties style:row-height="1.48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ff0000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3" style:family="table-cell" style:parent-style-name="Default" style:data-style-name="N0"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ext-properties fo:color="#c41a16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name-asian="Verdana" style:font-size-asian="11pt" style:font-name-complex="Verdana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font-name="Verdana3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ext-properties fo:color="#ff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1013" table:default-cell-style-name="Default"/>
        <table:table-row table:style-name="ro3">
          <table:table-cell table:style-name="ce32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ReqID</text:p>
          </table:table-cell>
          <table:table-cell table:style-name="ce32" office:value-type="string">
            <text:p>group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38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39" table:number-columns-repeated="4"/>
          <table:table-cell/>
        </table:table-row>
        <table:table-row table:style-name="ro3">
          <table:table-cell table:style-name="ce5" office:value-type="string">
            <text:p>EUGEN-T14-R012</text:p>
          </table:table-cell>
          <table:table-cell table:style-name="ce9" office:value-type="string">
            <text:p>An allowance percentage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3">
          <table:table-cell table:style-name="ce5" office:value-type="string">
            <text:p>EUGEN-T14-R022</text:p>
          </table:table-cell>
          <table:table-cell table:style-name="ce9" office:value-type="string">
            <text:p>An allowance or charge amount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/>
          <table:table-cell table:style-name="ce37" table:number-columns-repeated="3"/>
          <table:table-cell table:style-name="ce6" table:number-columns-repeated="248"/>
          <table:table-cell table:number-columns-repeated="767"/>
        </table:table-row>
        <table:table-row table:style-name="ro10">
          <table:table-cell table:style-name="ce6" office:value-type="string">
            <text:p>EUGEN-T14-R029</text:p>
          </table:table-cell>
          <table:table-cell table:style-name="ce9" office:value-type="string">
            <text:p>An allowance charge reason code MUST have a list identifier attribute 'UNCL4465'.</text:p>
          </table:table-cell>
          <table:table-cell table:style-name="ce6" office:value-type="string">
            <text:p>Allowance Charge Reas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6" office:value-type="string">
            <text:p>EUGEN-T14-R027</text:p>
          </table:table-cell>
          <table:table-cell table:style-name="ce9" office:value-type="string">
            <text:p>A country identification code MUST have a list identifier attribute 'ISO3166-1:Alpha2'.</text:p>
          </table:table-cell>
          <table:table-cell table:style-name="ce6" office:value-type="string">
            <text:p>Country Identificati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4</text:p>
          </table:table-cell>
          <table:table-cell table:style-name="ce9" office:value-type="string">
            <text:p>If the tax currency code is different from the document currency code, the tax exchange rate MUST be provided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26</text:p>
          </table:table-cell>
          <table:table-cell table:style-name="ce9" office:value-type="string">
            <text:p>A currency code element MUST have a list identifier attribute 'ISO4217'.</text:p>
          </table:table-cell>
          <table:table-cell table:style-name="ce6" office:value-type="string">
            <text:p>Currency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6</text:p>
          </table:table-cell>
          <table:table-cell table:style-name="ce9" office:value-type="string">
            <text:p>An credit note MUST have a buyer name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8</text:p>
          </table:table-cell>
          <table:table-cell table:style-name="ce9" office:value-type="string">
            <text:p>An credit note MUST have a buyer postal address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0</text:p>
          </table:table-cell>
          <table:table-cell table:style-name="ce9" office:value-type="string">
            <text:p>A customer SHOULD provide information about its legal entity information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4</text:p>
          </table:table-cell>
          <table:table-cell table:style-name="ce9" office:value-type="string">
            <text:p>An delivery location identifier MUST have a scheme identifier attribute.</text:p>
          </table:table-cell>
          <table:table-cell table:style-name="ce7" office:value-type="string">
            <text:p>Delivery Location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33</text:p>
          </table:table-cell>
          <table:table-cell table:style-name="ce9" office:value-type="string">
            <text:p>A document type code MUST have a list identifier attribute 'UNCL1001'.</text:p>
          </table:table-cell>
          <table:table-cell table:style-name="ce6" office:value-type="string">
            <text:p>Document Type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23</text:p>
          </table:table-cell>
          <table:table-cell table:style-name="ce9" office:value-type="string">
            <text:p>An endpoint identifier MUST have a scheme identifier attribute.</text:p>
          </table:table-cell>
          <table:table-cell table:style-name="ce6" office:value-type="string">
            <text:p>Endpoint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1</text:p>
          </table:table-cell>
          <table:table-cell table:style-name="ce9" office:value-type="string">
            <text:p>A financial account identifier MUST have a scheme identifier attribute.</text:p>
          </table:table-cell>
          <table:table-cell table:style-name="ce7" office:value-type="string">
            <text:p>Financial Account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24</text:p>
          </table:table-cell>
          <table:table-cell table:style-name="ce9" office:value-type="string">
            <text:p>A party identifier MUST have a scheme identifier attribute.</text:p>
          </table:table-cell>
          <table:table-cell table:style-name="ce6" office:value-type="string">
            <text:p>Part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33" office:value-type="string">
            <text:p>EUGEN-T14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warning</text:p>
          </table:table-cell>
          <table:table-cell table:style-name="ce5" office:value-type="string">
            <text:p>T14</text:p>
          </table:table-cell>
          <table:table-cell table:style-name="ce36"/>
          <table:table-cell table:style-name="ce34" table:number-columns-repeated="1018"/>
        </table:table-row>
        <table:table-row table:style-name="ro3">
          <table:table-cell table:style-name="ce7" office:value-type="string">
            <text:p>OP-T14-R039</text:p>
          </table:table-cell>
          <table:table-cell table:style-name="ce9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3">
          <table:table-cell table:style-name="ce7" office:value-type="string">
            <text:p>OP-T14-R041</text:p>
          </table:table-cell>
          <table:table-cell table:style-name="ce9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7">
          <table:table-cell table:style-name="ce6" office:value-type="string">
            <text:p>EUGEN-T14-R035</text:p>
          </table:table-cell>
          <table:table-cell table:style-name="ce9" office:value-type="string">
            <text:p>An credit note MUST have a seller name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7</text:p>
          </table:table-cell>
          <table:table-cell table:style-name="ce9" office:value-type="string">
            <text:p>An credit note MUST have a seller postal address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9</text:p>
          </table:table-cell>
          <table:table-cell table:style-name="ce9" office:value-type="string">
            <text:p>A supplier SHOULD provide information about its legal entity information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1</text:p>
          </table:table-cell>
          <table:table-cell table:style-name="ce9" office:value-type="string">
            <text:p>The VAT identifier for the supplier SHOULD be prefixed with country code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5" office:value-type="string">
            <text:p>EUGEN-T14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5" office:value-type="string">
            <text:p>Tax Category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11">
          <table:table-cell table:style-name="ce6" office:value-type="string">
            <text:p>EUGEN-T14-R032</text:p>
          </table:table-cell>
          <table:table-cell table:style-name="ce9" office:value-type="string">
            <text:p>A tax category identifier MUST have a scheme identifier attribute 'UNCL5305'.</text:p>
          </table:table-cell>
          <table:table-cell table:style-name="ce6" office:value-type="string">
            <text:p>Tax Categor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5</text:p>
          </table:table-cell>
          <table:table-cell table:style-name="ce9" office:value-type="string">
            <text:p>Tax exchange rate MUST specify the calculation rate and the operator code.</text:p>
          </table:table-cell>
          <table:table-cell table:style-name="ce6" office:value-type="string">
            <text:p>Tax Exchan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3</text:p>
          </table:table-cell>
          <table:table-cell table:style-name="ce9" office:value-type="string">
            <text:p>The total tax amount MUST equal the sum of tax amounts per category.</text:p>
          </table:table-cell>
          <table:table-cell table:style-name="ce6" office:value-type="string">
            <text:p>Tax Total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0</text:p>
          </table:table-cell>
          <table:table-cell table:style-name="ce9" office:value-type="string">
            <text:p>A unit code attribute MUST have a unit code list identifier attribute 'UNECERec20'.</text:p>
          </table:table-cell>
          <table:table-cell table:style-name="ce6" office:value-type="string">
            <text:p>Unit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2</text:p>
          </table:table-cell>
          <table:table-cell table:style-name="ce9" office:value-type="string">
            <text:p>The tax amount per category MUST be the taxable amount multiplied by the category percenta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6</text:p>
          </table:table-cell>
          <table:table-cell table:style-name="ce9" office:value-type="string">
            <text:p>If the tax currency code is different from the document currency code, each tax subtotal has to include the tax amount in both currenc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7</text:p>
          </table:table-cell>
          <table:table-cell table:style-name="ce9" office:value-type="string">
            <text:p>A credit note MUST refer either to an invoice or a credit note</text:p>
          </table:table-cell>
          <table:table-cell table:style-name="ce5" office:value-type="string">
            <text:p>Billing Referen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5" table:number-columns-repeated="1018"/>
          <table:table-cell/>
        </table:table-row>
        <table:table-row table:style-name="ro9" table:number-rows-repeated="65442">
          <table:table-cell table:style-name="ce5" table:number-columns-repeated="1023"/>
          <table:table-cell/>
        </table:table-row>
        <table:table-row table:style-name="ro9" table:number-rows-repeated="98310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BL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ce6"/>
        <table:table-column table:style-name="co23" table:default-cell-style-name="ce29"/>
        <table:table-column table:style-name="co14" table:number-columns-repeated="1018" table:default-cell-style-name="Default"/>
        <table:table-row table:style-name="ro7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table:style-name="ce22" office:value-type="string">
            <text:p>Predicate</text:p>
          </table:table-cell>
          <table:table-cell table:style-name="ce24" office:value-type="string">
            <text:p>Prerequisite</text:p>
          </table:table-cell>
          <table:table-cell table:style-name="ce26"/>
          <table:table-cell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19" office:value-type="string">
            <text:p>T14</text:p>
          </table:table-cell>
          <table:table-cell table:style-name="ce7" office:value-type="string">
            <text:p>OP-T14-R039</text:p>
          </table:table-cell>
          <table:table-cell table:style-name="ce22" office:value-type="string">
            <text:p>((cbc:PaymentMeansCode = '31') and (cac:PayeeFinancialAccount/cbc:ID)) or (cbc:PaymentMeansCode != '31'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7" office:value-type="string">
            <text:p>OP-T14-R041</text:p>
          </table:table-cell>
          <table:table-cell table:style-name="ce22" office:value-type="string">
            <text:p>(cbc:PaymentMeansCode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8">
          <table:table-cell table:style-name="ce20" office:value-type="string">
            <text:p>T14</text:p>
          </table:table-cell>
          <table:table-cell table:style-name="ce7" office:value-type="string">
            <text:p>EUGEN-T14-R004</text:p>
          </table:table-cell>
          <table:table-cell table:style-name="ce22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08</text:p>
          </table:table-cell>
          <table:table-cell table:style-name="ce22" office:value-type="string">
            <text:p>(parent::cac:AllowanceCharge) or (cbc:ID and cbc:Percent) or (cbc:ID = 'AE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12</text:p>
          </table:table-cell>
          <table:table-cell table:style-name="ce22" office:value-type="string">
            <text:p>not(cbc:MultiplierFactorNumeric) or number(cbc:MultiplierFactorNumeric) 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2</text:p>
          </table:table-cell>
          <table:table-cell table:style-name="ce22" office:value-type="string">
            <text:p>number(cbc:Amount)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3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4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6</text:p>
          </table:table-cell>
          <table:table-cell table:style-name="ce22" office:value-type="string">
            <text:p>@listID = <text:s/>'ISO4217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7</text:p>
          </table:table-cell>
          <table:table-cell table:style-name="ce22" office:value-type="string">
            <text:p>@listID = 'ISO3166-1:Alpha2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9</text:p>
          </table:table-cell>
          <table:table-cell table:style-name="ce22" office:value-type="string">
            <text:p>@listID = 'UNCL446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30</text:p>
          </table:table-cell>
          <table:table-cell table:style-name="ce22" office:value-type="string">
            <text:p>not(attribute::unitCode) or (attribute::unitCode and attribute::unitCodeListID = 'UNECERec20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1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2</text:p>
          </table:table-cell>
          <table:table-cell table:style-name="ce22" office:value-type="string">
            <text:p>@schemeID = 'UNCL530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3</text:p>
          </table:table-cell>
          <table:table-cell table:style-name="ce22" office:value-type="string">
            <text:p>@listID = 'UNCL1001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4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5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6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7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8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9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0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1">
          <table:table-cell table:style-name="ce20" office:value-type="string">
            <text:p>T14</text:p>
          </table:table-cell>
          <table:table-cell table:style-name="ce6" office:value-type="string">
            <text:p>EUGEN-T14-R041</text:p>
          </table:table-cell>
          <table:table-cell table:style-name="ce22" office:value-type="string">
            <text:p>not(/ubl:CreditNote/cac:TaxTotal/*/*/*/cbc:ID = 'VAT') or (starts-with(cac:Party/cac:PartyTaxScheme/cbc:CompanyID,cac:Party/cac:PostalAddress/cac:Country/cbc:IdentificationCode)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2">
          <table:table-cell table:style-name="ce20" office:value-type="string">
            <text:p>T14</text:p>
          </table:table-cell>
          <table:table-cell table:style-name="ce6" office:value-type="string">
            <text:p>EUGEN-T14-R042</text:p>
          </table:table-cell>
          <table:table-cell table:style-name="ce22" office:value-type="string">
            <text:p>((cbc:TaxableAmount) and (cac:TaxCategory/cbc:Percent) and (cbc:TaxAmount = round((cbc:TaxableAmount * (cac:TaxCategory/cbc:Percent div 100)) *10 * 10) div 100)) or not(cac:TaxCategory/cbc:Percent) or not(cbc:TaxableAmount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3</text:p>
          </table:table-cell>
          <table:table-cell table:style-name="ce22" office:value-type="string">
            <text:p>(number(child::cbc:TaxAmount)= round(number(sum(cac:TaxSubtotal/cbc:TaxAmount) * 10 * 10)) div 100) 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4</text:p>
          </table:table-cell>
          <table:table-cell table:style-name="ce22" office:value-type="string">
            <text:p>not(//cbc:TaxCurrencyCode) or (//cac:TaxExchangeRat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5</text:p>
          </table:table-cell>
          <table:table-cell table:style-name="ce22" office:value-type="string">
            <text:p>(cbc:CalculationRate) and (cbc:MathematicOperatorCode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6</text:p>
          </table:table-cell>
          <table:table-cell table:style-name="ce22" office:value-type="string">
            <text:p>not(/ubl:CreditNote/cbc:TaxCurrencyCode) or (cbc:TaxAmount and cbc:TransactionCurrencyTaxAmount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7</text:p>
          </table:table-cell>
          <table:table-cell table:style-name="ce22" office:value-type="string">
            <text:p>((cac:InvoiceDocumentReference) and not(cac:CreditNoteDocumentReference)) or (not(cac:InvoiceDocumentReference) and (cac:CreditNoteDocumentReference))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VAT category</text:p>
          </table:table-cell>
          <table:table-cell table:style-name="ce22" office:value-type="string">
            <text:p>//cac:TaxSubtotal[cac:TaxCategory/cac:TaxScheme/cbc:ID = 'VAT']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office:value-type="string">
            <text:p>Credit Note</text:p>
          </table:table-cell>
          <table:table-cell table:style-name="ce22" office:value-type="string">
            <text:p>/ubl:CreditNo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21" office:value-type="string">
            <text:p>Total Credit Note</text:p>
          </table:table-cell>
          <table:table-cell table:style-name="ce22" office:value-type="string">
            <text:p>//cac:LegalMonetary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Unit Code</text:p>
          </table:table-cell>
          <table:table-cell table:style-name="ce22" office:value-type="string">
            <text:p>//*[contains(name(),'Quantity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 Identifier</text:p>
          </table:table-cell>
          <table:table-cell table:style-name="ce22" office:value-type="string">
            <text:p>//cac:TaxCategory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</text:p>
          </table:table-cell>
          <table:table-cell table:style-name="ce22" office:value-type="string">
            <text:p>//cac:TaxCategor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Party Identifier</text:p>
          </table:table-cell>
          <table:table-cell table:style-name="ce22" office:value-type="string">
            <text:p>//cac:PartyIdentification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Endpoint</text:p>
          </table:table-cell>
          <table:table-cell table:style-name="ce22" office:value-type="string">
            <text:p>//cbc:Endpoint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Document Type Code</text:p>
          </table:table-cell>
          <table:table-cell table:style-name="ce22" office:value-type="string">
            <text:p>//cbc:DocumentType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rrency Code</text:p>
          </table:table-cell>
          <table:table-cell table:style-name="ce22" office:value-type="string">
            <text:p>//*[contains(name(),'CurrencyCode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Country Identification Code</text:p>
          </table:table-cell>
          <table:table-cell table:style-name="ce22" office:value-type="string">
            <text:p>//cac:Country/cbc:Identificati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Allowance Charge Reason Code</text:p>
          </table:table-cell>
          <table:table-cell table:style-name="ce22" office:value-type="string">
            <text:p>//cbc:AllowanceChargeReas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Supplier</text:p>
          </table:table-cell>
          <table:table-cell table:style-name="ce22" office:value-type="string">
            <text:p>//cac:AccountingSuppli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stomer</text:p>
          </table:table-cell>
          <table:table-cell table:style-name="ce22" office:value-type="string">
            <text:p>//cac:AccountingCustom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Total</text:p>
          </table:table-cell>
          <table:table-cell table:style-name="ce22" office:value-type="string">
            <text:p>/ubl:CreditNote/cac:Tax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Exchange</text:p>
          </table:table-cell>
          <table:table-cell table:style-name="ce22" office:value-type="string">
            <text:p>//cac:TaxExchangeRa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Allowance Charge</text:p>
          </table:table-cell>
          <table:table-cell table:style-name="ce22" office:value-type="string">
            <text:p>/ubl:CreditNote/cac:AllowanceCharg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Delivery Location Identifier</text:p>
          </table:table-cell>
          <table:table-cell table:style-name="ce22" office:value-type="string">
            <text:p>//cac:DeliveryLocation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Financial Account Identifier</text:p>
          </table:table-cell>
          <table:table-cell table:style-name="ce22" office:value-type="string">
            <text:p>//cac:PayeeFinancialAccount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Payment Means</text:p>
          </table:table-cell>
          <table:table-cell table:style-name="ce22" office:value-type="string">
            <text:p>//cac:PaymentMeans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5" office:value-type="string">
            <text:p>Billing Reference</text:p>
          </table:table-cell>
          <table:table-cell table:style-name="ce22" office:value-type="string">
            <text:p>//cac:BillingReference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1">
          <table:table-cell table:style-name="ce20"/>
          <table:table-cell/>
          <table:table-cell table:style-name="ce5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65334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10">
          <table:table-cell table:style-name="ce20"/>
          <table:table-cell table:style-name="ce5" table:number-columns-repeated="2"/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9" table:number-rows-repeated="11">
          <table:table-cell table:style-name="ce20"/>
          <table:table-cell table:number-columns-repeated="5"/>
          <table:table-cell table:style-name="ce20" table:number-columns-repeated="1015"/>
          <table:table-cell table:number-columns-repeated="3"/>
        </table:table-row>
        <table:table-row table:style-name="ro9" table:number-rows-repeated="9831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number-columns-repeated="1019" table:default-cell-style-name="Default"/>
        <table:table-column table:style-name="co33" table:default-cell-style-name="Default"/>
        <table:table-row table:style-name="ro9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40" office:value-type="string">
            <text:p>Instance Namespace</text:p>
          </table:table-cell>
          <table:table-cell table:style-name="ce40" table:number-columns-repeated="1019"/>
        </table:table-row>
        <table:table-row table:style-name="ro7">
          <table:table-cell table:style-name="ce40"/>
          <table:table-cell table:style-name="ce40" office:value-type="string">
            <text:p>T14</text:p>
          </table:table-cell>
          <table:table-cell table:style-name="ce40" office:value-type="string">
            <text:p>UBL</text:p>
          </table:table-cell>
          <table:table-cell table:style-name="ce40" office:value-type="string">
            <text:p>OPENPEPPOLCodesT14-UBL.sch</text:p>
          </table:table-cell>
          <table:table-cell table:style-name="ce41" office:value-type="string">
            <text:p>urn:oasis:names:specification:ubl:schema:xsd:CreditNote-2</text:p>
          </table:table-cell>
          <table:table-cell table:style-name="ce40" table:number-columns-repeated="1019"/>
        </table:table-row>
        <table:table-row table:style-name="ro9" table:number-rows-repeated="65533">
          <table:table-cell table:style-name="ce40" table:number-columns-repeated="1024"/>
        </table:table-row>
        <table:table-row table:style-name="ro9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abstract.A1:abstract.AMJ10485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3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3-30T13:30:44</dc:date>
    <meta:editing-cycles>258</meta:editing-cycles>
    <meta:editing-duration>P14DT22H21M49S</meta:editing-duration>
    <meta:document-statistic meta:table-count="3" meta:cell-count="327" meta:object-count="0"/>
  </office:meta>
</office:document-meta>
</file>